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Gut" style:data-style-name="N0">
      <style:table-cell-properties fo:border="thin solid #000000" style:vertical-align="automatic" fo:background-color="#C6EFCE"/>
      <style:text-properties fo:color="#006100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Schlecht" style:data-style-name="N0">
      <style:table-cell-properties fo:border="thin solid #000000" style:vertical-align="automatic" fo:background-color="#FFC7CE"/>
      <style:text-properties fo:color="#9C0006"/>
    </style:style>
    <style:style style:name="ce5" style:family="table-cell" style:parent-style-name="Neutral" style:data-style-name="N0">
      <style:table-cell-properties fo:border="thin solid #000000" style:vertical-align="automatic" fo:background-color="#FFEB9C"/>
      <style:text-properties fo:color="#9C6500"/>
    </style:style>
    <style:style style:name="ce6" style:family="table-cell" style:parent-style-name="Neutral" style:data-style-name="N0">
      <style:table-cell-properties fo:border="thin solid #000000" style:vertical-align="automatic" fo:background-color="#FFEB9C"/>
      <style:text-properties fo:color="#9C6500"/>
    </style:style>
    <style:style style:name="ce7" style:family="table-cell" style:parent-style-name="Gut" style:data-style-name="N0">
      <style:table-cell-properties fo:border="thin solid #000000" style:vertical-align="automatic" fo:background-color="#C6EFCE"/>
      <style:text-properties fo:color="#0061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18.57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Folder</text:p>
          </table:table-cell>
          <table:table-cell office:value-type="string" table:style-name="ce1">
            <text:p>Document</text:p>
          </table:table-cell>
          <table:table-cell office:value-type="string" table:style-name="ce1">
            <text:p>Muss eingeloged sein</text:p>
          </table:table-cell>
          <table:table-cell office:value-type="string" table:style-name="ce1">
            <text:p>Eingeloged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/nein</text:p>
          </table:table-cell>
          <table:table-cell office:value-type="string" table:style-name="ce3">
            <text:p>Dokument wird geöffne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4">
            <text:p>existiert nicht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/nein</text:p>
          </table:table-cell>
          <table:table-cell office:value-type="string" table:style-name="ce3">
            <text:p>Leeres Dokumen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/nein</text:p>
          </table:table-cell>
          <table:table-cell office:value-type="string" table:style-name="ce3">
            <text:p>Folder wird geöffne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4">
            <text:p>existiert nicht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/nein</text:p>
          </table:table-cell>
          <table:table-cell office:value-type="string" table:style-name="ce3">
            <text:p>Leeres Dokumen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6">
            <text:p>nicht angegebe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/nein</text:p>
          </table:table-cell>
          <table:table-cell office:value-type="string" table:style-name="ce3">
            <text:p>Room wird geöffne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7">
            <text:p>existiert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/nein</text:p>
          </table:table-cell>
          <table:table-cell office:value-type="string" table:style-name="ce3">
            <text:p>Dokument wird geöffne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xistiert nicht</text:p>
          </table:table-cell>
          <table:table-cell office:value-type="string" table:style-name="ce5">
            <text:p>nicht Angegeben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/nein</text:p>
          </table:table-cell>
          <table:table-cell office:value-type="string" table:style-name="ce3">
            <text:p>Leeres Dokument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nicht Angegeben</text:p>
          </table:table-cell>
          <table:table-cell office:value-type="string" table:style-name="ce5">
            <text:p>nicht Angegeben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ja/nein</text:p>
          </table:table-cell>
          <table:table-cell office:value-type="string" table:style-name="ce3">
            <text:p>Leeres Dokument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Dokument wird geöffne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4">
            <text:p>existiert nicht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Leeres Dokumen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Folder wird geöffne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4">
            <text:p>existiert nicht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Leeres Dokum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6">
            <text:p>nicht angegebe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Room wird geöffne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7">
            <text:p>existiert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Dokument wird geöffne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existiert nicht</text:p>
          </table:table-cell>
          <table:table-cell office:value-type="string" table:style-name="ce5">
            <text:p>nicht Angegeben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Leeres Dokum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5">
            <text:p>nicht Angegeben</text:p>
          </table:table-cell>
          <table:table-cell office:value-type="string" table:style-name="ce5">
            <text:p>nicht Angegeben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Leeres Dokum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1">
            <text:p>Anmelde dialog erscheint -&gt; Nach Anmeldung Dokument öffnen. Bei nicht Anmeldung leeres Dokument öffne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4">
            <text:p>existiert nicht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Leeres Dokum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1">
            <text:p>Anmelde dialog erscheint -&gt; Nach Anmeldung Folder öffnen, bei nicht Anmeldung leeres Dokument öffne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4">
            <text:p>existiert nicht</text:p>
          </table:table-cell>
          <table:table-cell office:value-type="string" table:style-name="ce5">
            <text:p>nicht Angegebe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Leeres Dokumen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6">
            <text:p>nicht angegebe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1">
            <text:p>Anmelde dialog erscheint -&gt; Nach Anmeldung Room öffnen, bei nicht Anmeldung leeres Dokument öffne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existiert</text:p>
          </table:table-cell>
          <table:table-cell office:value-type="string" table:style-name="ce5">
            <text:p>nicht Angegeben</text:p>
          </table:table-cell>
          <table:table-cell office:value-type="string" table:style-name="ce7">
            <text:p>existiert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1">
            <text:p>Anmelde dialog erscheint -&gt; Nach Anmeldung Dokument öffnen, bei nicht Anmeldung leeres Dokument öffnen</text:p>
          </table:table-cell>
          <table:table-cell table:number-columns-repeated="16378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(Speicherung von Dokumenten nur in berechtigten Bereichen)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1.A3:Tabelle1.F5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ut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chlecht" style:family="table-cell" style:data-style-name="N0">
      <style:table-cell-properties style:vertical-align="automatic"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rian</meta:initial-creator>
    <dc:creator>Stephan Berngruber</dc:creator>
    <meta:creation-date>2017-01-04T09:22:29Z</meta:creation-date>
    <dc:date>2017-01-10T10:07:23Z</dc:date>
    <meta:editing-cycles>1</meta:editing-cycles>
    <meta:editing-duration>PT0S</meta:editing-duration>
  </office:meta>
</office:document-meta>
</file>